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507b83">1. Supported FEM file formats</text:a></text:p>
          <text:p text:style-name="Contents_20_2"><text:a xlink:type="simple" xlink:href="#org2145df5">1.1. NASTRAN Bulk Data Format (BDF)</text:a></text:p>
          <text:p text:style-name="Contents_20_3"><text:a xlink:type="simple" xlink:href="#org4ab61c6">1.1.1. BDF Cards supported</text:a></text:p>
          <text:p text:style-name="Contents_20_4"><text:a xlink:type="simple" xlink:href="#orgbbdf81d">1.1.1.1. Bulk Data</text:a></text:p>
          <text:p text:style-name="Contents_20_4"><text:a xlink:type="simple" xlink:href="#orgaf0d302">1.1.1.2. Header Data</text:a></text:p>
          <text:p text:style-name="Contents_20_2"><text:a xlink:type="simple" xlink:href="#org10a411a">1.2. DNV GL Seasam Input Interface File (FEM)</text:a></text:p>
          <text:p text:style-name="Contents_20_3"><text:a xlink:type="simple" xlink:href="#org36bcb95">1.2.1. FEM Cards supported</text:a></text:p>
          <text:p text:style-name="Contents_20_3"><text:a xlink:type="simple" xlink:href="#org671feb6">1.2.2. Element Types in SESAM</text:a></text:p>
        </text:index-body>
      </text:table-of-content>
      <text:h text:style-name="Heading_20_1" text:outline-level="1" text:is-list-header="false">
<text:bookmark-start text:name="OrgXref.orgb507b83"/>
<text:bookmark text:name="orgb507b83"/>Supported FEM file formats
<text:bookmark-end text:name="OrgXref.orgb507b83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2145df5"/>
<text:bookmark text:name="org2145df5"/>NASTRAN Bulk Data Format (BDF)
<text:bookmark-end text:name="OrgXref.org2145df5"/></text:h>
      <text:h text:style-name="Heading_20_3" text:outline-level="3" text:is-list-header="false">
<text:bookmark-start text:name="OrgXref.org4ab61c6"/>
<text:bookmark text:name="org4ab61c6"/>BDF Cards supported
<text:bookmark-end text:name="OrgXref.org4ab61c6"/></text:h>
      <text:h text:style-name="Heading_20_4" text:outline-level="4" text:is-list-header="false">
<text:bookmark-start text:name="OrgXref.orgbbdf81d"/>
<text:bookmark text:name="orgbbdf81d"/>Bulk Data
<text:bookmark-end text:name="OrgXref.orgbbdf81d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af0d302"/>
<text:bookmark text:name="orgaf0d302"/>Header Data
<text:bookmark-end text:name="OrgXref.orgaf0d302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><text:span text:style-name="OrgCode">BEGIN</text:span> <text:span text:style-name="OrgCode">BULK</text:span></text:p>
              </table:table-cell>
              <table:table-cell table:style-name="OrgTblCellB">
                <text:p text:style-name="OrgTableContentsLeft">Case Control and Bulk Data Delimiter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10a411a"/>
<text:bookmark text:name="org10a411a"/>DNV GL Seasam Input Interface File (FEM)
<text:bookmark-end text:name="OrgXref.org10a411a"/></text:h>
      <text:h text:style-name="Heading_20_3" text:outline-level="3" text:is-list-header="false">
<text:bookmark-start text:name="OrgXref.org36bcb95"/>
<text:bookmark text:name="org36bcb95"/>FEM Cards supported
<text:bookmark-end text:name="OrgXref.org36bcb95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671feb6"/>
<text:bookmark text:name="org671feb6"/>Element Types in SESAM
<text:bookmark-end text:name="OrgXref.org671feb6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279a8a0"/>Table <text:sequence text:ref-name="org279a8a0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24T12:42:56</dc:date>
    <meta:creation-date>2017-04-24T12:42:56</meta:creation-date>
    <meta:generator>Emacs 25.1.2 (Org mode 9.0.5)</meta:generator>
    <meta:keyword/>
    <dc:subject/>
    <dc:title>C++ IO support for various FEM exchange file formats</dc:title>
  </office:meta>
</office:document-meta>
</file>